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60.00%" fo:text-align="left"/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9" style:family="paragraph">
      <style:paragraph-properties fo:line-height="160.00%" fo:text-align="left"/>
    </style:style>
    <style:style style:name="P2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1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9</text:span></text:p>
            <text:p text:style-name="P3"><text:span text:style-name="T2">Nom :<text:s/></text:span><text:span text:style-name="T3">Suivre les commandes en cours (package « Gestion des achats »)<text:line-break/></text:span><text:span text:style-name="T4">Acteur(s) :<text:s/></text:span><text:span text:style-name="T5">Acheteur(client), Employé<text:line-break/></text:span><text:span text:style-name="T6">Description :<text:s/></text:span><text:span text:style-name="T7">L'acteur peut voir les commandes en cours.<text:line-break/></text:span><text:span text:style-name="T8">Auteur :<text:s/></text:span><text:span text:style-name="T9">guichou brice<text:line-break/></text:span><text:span text:style-name="T10">Date(s) :<text:s/></text:span><text:span text:style-name="T11">11/05/2020</text:span></text:p>
            <text:p text:style-name="P4"><text:span text:style-name="T12">Pré-conditions :<text:s/></text:span><text:span text:style-name="T13">Créer un compte, Passer une commande.<text:line-break/></text:span><text:span text:style-name="T14">Démarrage :<text:s/></text:span><text:span text:style-name="T15">L’utilisateur à ouvert l'onglet Suivre les commandes en cours.</text:span></text:p>
            <text:p text:style-name="P4"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DESCRIPTION</text:span></text:p>
            <text:p text:style-name="P7"><text:span text:style-name="T17">Le scénario nominal :</text:span></text:p>
            <text:p text:style-name="P8"><text:span text:style-name="T18">1. Le<text:s/></text:span><text:span text:style-name="T19">système<text:s/></text:span><text:span text:style-name="T20">affiche la page contenant les commandes en cours.<text:line-break/>2. L</text:span><text:span text:style-name="T21">’</text:span><text:span text:style-name="T22">utilisateur</text:span><text:span text:style-name="T23"><text:s/></text:span><text:span text:style-name="T24">sélectionne une commande en cours.<text:line-break/>3. Le<text:s/></text:span><text:span text:style-name="T25">système<text:s/></text:span><text:span text:style-name="T26">affiche toutes les informations sur la commande demandée par l'</text:span><text:span text:style-name="T27">utilisateur</text:span><text:span text:style-name="T28">.<text:line-break/></text:span><text:span text:style-name="T29"/></text:p>
          </table:table-cell>
        </table:table-row>
        <table:table-row table:style-name="TableRow0102">
          <table:table-cell table:style-name="TableCell010200">
            <text:p text:style-name="P11"><text:span text:style-name="T30">Les scénarios alternatifs :</text:span></text:p>
            <text:p text:style-name="P12"><text:span text:style-name="T31">2.a L</text:span><text:span text:style-name="T32">’</text:span><text:span text:style-name="T33">utilisateur décide de quitter la page contenant les commandes en cours.</text:span></text:p>
            <text:p text:style-name="P12"><text:span text:style-name="T34"/></text:p>
          </table:table-cell>
        </table:table-row>
        <table:table-row table:style-name="TableRow0103">
          <table:table-cell table:style-name="TableCell010300">
            <text:p text:style-name="P15"><text:span text:style-name="T35">Les scénarios d'exceptions :</text:span></text:p>
            <text:p text:style-name="P16"><text:span text:style-name="T36">1. Il n'y a aucune commande en cours.</text:span></text:p>
            <text:p text:style-name="P16"><text:span text:style-name="T37"/></text:p>
          </table:table-cell>
        </table:table-row>
        <table:table-row table:style-name="TableRow0104">
          <table:table-cell table:style-name="TableCell010400">
            <text:p text:style-name="P19"><text:span text:style-name="T38">Fin :<text:s/></text:span><text:span text:style-name="T39">Scénario nominal : à l'étape 2 sur décision de l'utilisateur.</text:span><text:span text:style-name="T40"/></text:p>
          </table:table-cell>
        </table:table-row>
      </table:table>
      <text:p text:style-name="P21"><text:span text:style-name="T41">Post-conditions :<text:s/></text:span><text:span text:style-name="T42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